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number-columns-repeated="5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number-columns-repeated="4"/>
          <table:table-cell>
            <draw:frame table:end-cell-address="Sheet1.N32" table:end-x="0.3122in" table:end-y="0.0724in" draw:z-index="1" draw:style-name="gr1" svg:width="4in" svg:height="2.75in" svg:x="0.7571in" svg:y="0.1673in">
              <draw:object draw:notify-on-update-of-ranges="Sheet1.B1:Sheet1.B1 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>
            <draw:frame table:end-cell-address="Sheet1.I32" table:end-x="0.6854in" table:end-y="0.1039in" draw:z-index="0" draw:style-name="gr1" svg:width="4in" svg:height="2.75in" svg:x="0.2417in" svg:y="0.0209in">
              <draw:object draw:notify-on-update-of-ranges="Sheet1.B1:Sheet1.B1 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number-columns-repeated="5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5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0:Sheet1.B40 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B63 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1" number:min-integer-digits="1" number:decimal-replacement="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0">02/20/2009</text:date>, <text:time>18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2-20T18:19:35</dc:date>
    <dc:creator>Clemens Lode</dc:creator>
    <meta:editing-duration>PT07H15M35S</meta:editing-duration>
    <meta:editing-cycles>2</meta:editing-cycles>
    <meta:generator>OpenOffice.org/3.0$Win32 OpenOffice.org_project/300m9$Build-9358</meta:generator>
    <meta:document-statistic meta:table-count="3" meta:cell-count="194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5cm" svg:y="2.984cm" chart:style-name="ch2"/>
        <chart:plot-area chart:style-name="ch3" table:cell-range-address="Sheet1.B40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34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4cm" svg:y="3.722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5cm" svg:y="2.972cm" chart:style-name="ch2"/>
        <chart:plot-area chart:style-name="ch3" table:cell-range-address="Sheet1.B1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1cm" svg:y="6.311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4cm" svg:y="4.372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5cm" svg:y="2.972cm" chart:style-name="ch2"/>
        <chart:plot-area chart:style-name="ch3" table:cell-range-address="Sheet1.B1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1cm" svg:y="6.311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4cm" svg:y="3.71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3cm" svg:y="6.337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03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